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MT Extra'" style:font-family-asian="'MT Extra'" style:font-family-complex="'MT Extra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108.00pt" fo:text-indent="3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bottom="3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54.00pt" fo:text-indent="54.00pt"/>
    </style:style>
    <style:style style:name="P15" style:family="paragraph">
      <style:paragraph-properties fo:line-height="100.00%" fo:text-align="left" fo:margin-left="0.00pt" fo:text-indent="36.00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 fo:margin-left="18.70pt" fo:text-indent="2.25pt"/>
    </style:style>
    <style:style style:name="P19" style:family="paragraph">
      <style:paragraph-properties fo:line-height="100.00%" fo:text-align="left" fo:margin-left="18.70pt" fo:text-indent="0.00pt"/>
    </style: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 fo:margin-left="96.55pt" fo:text-indent="0.00p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/>
    </style:style>
    <style:style style:name="P24" style:family="paragraph">
      <style:paragraph-properties fo:line-height="100.00%" fo:text-align="left" fo:margin-top="5.75pt"/>
    </style:style>
  </office:automatic-styles>
  <office:body>
    <office:text>
      <text:p text:style-name="P1"><text:span text:style-name="T1">RISHIKESH KHIRE</text:span></text:p>
      <text:p text:style-name="P2"><text:a xlink:href="mailto:rkhire1@binghamton.edu"><text:span text:style-name="T3">rkhire1@binghamton.edu</text:span></text:a><text:span text:style-name="T4"><text:s text:c="2"/>#(607)-761-7337<text:s text:c="2"/># 319, Main Street,1</text:span><text:span text:style-name="T5">st</text:span><text:span text:style-name="T6"><text:s/>floor, Binghamton, NY 13905 </text:span></text:p>
      <text:p text:style-name="P3"><text:span text:style-name="T7"/></text:p>
      <text:p text:style-name="P4"><text:span text:style-name="T8">OBJECTIVE: </text:span></text:p>
      <text:p text:style-name="P5"><text:span text:style-name="T9">To work with a group of intellectuals in field of software development for achieving common goal by doing best for team and also for myself.<text:s text:c="3"/></text:span></text:p>
      <text:p text:style-name="P6"><text:span text:style-name="T10"/></text:p>
      <text:p text:style-name="P7"><text:span text:style-name="T11">EDUCATIONAL INFORMATION:</text:span></text:p>
      <text:list text:style-name="L8">
        <text:list-item>
          <text:p text:style-name="P8"><text:span text:style-name="T12">Binghamton University, State University of New York </text:span></text:p>
        </text:list-item>
      </text:list>
      <text:p text:style-name="P9"><text:span text:style-name="T12">Master of Science in Computer Science</text:span><text:span text:style-name="T13"><text:s/>[Expected Graduation- May 2015].</text:span></text:p>
      <text:list text:style-name="L10">
        <text:list-item>
          <text:p text:style-name="P10"><text:span text:style-name="T14">University of Pune</text:span><text:span text:style-name="T15"><text:s/>[2008-2012]</text:span><text:span text:style-name="T16">.</text:span></text:p>
        </text:list-item>
      </text:list>
      <text:p text:style-name="P11"><text:span text:style-name="T17">Bachelor of Engineering, Computer Science.</text:span></text:p>
      <text:p text:style-name="P12"><text:span text:style-name="T18"/></text:p>
      <text:p text:style-name="P13"><text:span text:style-name="T19">TECHNICAL EXPERTISE:</text:span></text:p>
      <text:list text:style-name="L14">
        <text:list-item>
          <text:p text:style-name="P14"><text:span text:style-name="T20">Languages:<text:s/></text:span><text:span text:style-name="T21">C, C++, Java, and ASM.</text:span></text:p>
        </text:list-item>
        <text:list-item>
          <text:p text:style-name="P14"><text:span text:style-name="T22">Software</text:span><text:span text:style-name="T23">: Net Beans, Eclipse, Apache, Tomcat, Fiddler, WinAVR.</text:span></text:p>
        </text:list-item>
        <text:list-item>
          <text:p text:style-name="P14"><text:span text:style-name="T24">Databases:<text:s/></text:span><text:span text:style-name="T25">MySQL, MS<text:s/></text:span><text:span text:style-name="T26">–</text:span><text:span text:style-name="T27"><text:s/>excel.</text:span></text:p>
        </text:list-item>
        <text:list-item>
          <text:p text:style-name="P14"><text:span text:style-name="T28">Operating Systems</text:span><text:span text:style-name="T29">:<text:s/></text:span><text:span text:style-name="T30">Windows XP, MS Dos, Linux</text:span></text:p>
        </text:list-item>
        <text:list-item>
          <text:p text:style-name="P14"><text:span text:style-name="T31">Software &amp; Web Design:<text:s/></text:span><text:span text:style-name="T32">Java Script, HTML, and PHP.</text:span></text:p>
        </text:list-item>
      </text:list>
      <text:p text:style-name="P15"><text:span text:style-name="T33"/></text:p>
      <text:p text:style-name="P16"><text:span text:style-name="T34">PROJECTS:</text:span></text:p>
      <text:list text:style-name="L17">
        <text:list-item>
          <text:p text:style-name="P17"><text:span text:style-name="T35">“Vehicle Identification And Authorization Using WSN And AES -128 bit Encryption” using Java, Embedded<text:s/></text:span><text:span text:style-name="T36">–</text:span><text:span text:style-name="T37">C.</text:span></text:p>
        </text:list-item>
        <text:list-item>
          <text:p text:style-name="P18"><text:span text:style-name="T38">Implemented efficient algorithm to identify vehicles as soon as they enter secured premises.</text:span></text:p>
        </text:list-item>
        <text:list-item>
          <text:p text:style-name="P19"><text:span text:style-name="T38">Used AVR ATMEGA128, XBee for autonomous working.</text:span></text:p>
        </text:list-item>
        <text:list-item>
          <text:p text:style-name="P19"><text:span text:style-name="T38">Used AES-128 bit encryption for secured wireless communication.</text:span></text:p>
        </text:list-item>
        <text:list-item>
          <text:p text:style-name="P19"><text:span text:style-name="T38">Used MS Access to maintain database at the central server.</text:span></text:p>
        </text:list-item>
        <text:list-item>
          <text:p text:style-name="P20"><text:span text:style-name="T39">“Music Store” Management.</text:span><text:span text:style-name="T40"></text:span></text:p>
        </text:list-item>
        <text:list-item>
          <text:p text:style-name="P20"><text:span text:style-name="T41">Created Music store management using V.B at and Oracle.</text:span></text:p>
        </text:list-item>
        <text:list-item>
          <text:p text:style-name="P20"><text:span text:style-name="T42">“Maharashtra Tourism” Web site.</text:span></text:p>
        </text:list-item>
        <text:list-item>
          <text:p text:style-name="P20"><text:span text:style-name="T43">Created tourism web site to highlight tourist places across Maharashtra, India and provide a single point of search for tourist user.</text:span></text:p>
        </text:list-item>
        <text:list-item>
          <text:p text:style-name="P20"><text:span text:style-name="T43">Used basic HTML, JavaScript and PHP.</text:span></text:p>
        </text:list-item>
        <text:list-item>
          <text:p text:style-name="P20"><text:span text:style-name="T44">“POV EFFECT” on AVR Atmega128</text:span><text:span text:style-name="T45">.</text:span></text:p>
        </text:list-item>
        <text:list-item>
          <text:p text:style-name="P20"><text:span text:style-name="T46">Created persistent of vision effect by coding of 8 LED’s .</text:span></text:p>
        </text:list-item>
      </text:list>
      <text:p text:style-name="P21"><text:span text:style-name="T47"/></text:p>
      <text:p text:style-name="P22"><text:span text:style-name="T48">UNDERGRADUATE ACHIEVEMENTS:</text:span><text:span text:style-name="T49"><text:tab/><text:tab/></text:span></text:p>
      <text:list text:style-name="L23">
        <text:list-item>
          <text:p text:style-name="P23"><text:span text:style-name="T50">Done Internship program<text:s/></text:span><text:span text:style-name="T51">–</text:span><text:span text:style-name="T52"><text:s/>Embedded Systems at ThinkLabs, SINE,IIT-Bombay.</text:span></text:p>
        </text:list-item>
        <text:list-item>
          <text:p text:style-name="P23"><text:span text:style-name="T53">Presented paper in international conference on<text:s/></text:span><text:span text:style-name="T54">“Vehicle identification and authorization using WSN and AES -128 bit Encryption” at International conference .</text:span></text:p>
        </text:list-item>
        <text:list-item>
          <text:p text:style-name="P23"><text:span text:style-name="T55">Delivered seminar on “Fuzzy Expert System for Business Management “.</text:span></text:p>
        </text:list-item>
        <text:list-item>
          <text:p text:style-name="P23"><text:span text:style-name="T55">Completed a workshop Cloud Computing.</text:span></text:p>
        </text:list-item>
      </text:list>
      <text:p text:style-name="P24"><text:span text:style-name="T56">EXPERIENCE:</text:span><text:span text:style-name="T57">Worked as Ad operations Trafficker and Analyzer at AdMarvel, Opera -Mini from Mar 2013 to Jul 2013 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